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ole-draw-aspect="1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line-height="150%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BME354L.002.S13 Exam 1 Statistics</text:span></text:p>
          </draw:text-box>
        </draw:frame>
        <draw:frame draw:style-name="gr1" draw:text-style-name="P2" draw:layer="layout" svg:width="9.906cm" svg:height="9.49cm" svg:x="16.656cm" svg:y="6.042cm">
          <draw:text-box>
            <text:list text:style-name="L2">
              <text:list-item>
                <text:p text:style-name="P2">41/41 students</text:p>
              </text:list-item>
              <text:list-item>
                <text:p text:style-name="P2">Total: 77 +/- 13</text:p>
                <text:list>
                  <text:list-item>
                    <text:p text:style-name="P2">Median = 77</text:p>
                  </text:list-item>
                  <text:list-item>
                    <text:p text:style-name="P2">Range: 46 - 100</text:p>
                  </text:list-item>
                </text:list>
              </text:list-item>
              <text:list-item>
                <text:p text:style-name="P2">P1 Mean: 44 (87%)</text:p>
              </text:list-item>
              <text:list-item>
                <text:p text:style-name="P2">P2 Mean: 33 (67%)</text:p>
              </text:list-item>
              <text:list-item>
                <text:p text:style-name="P2"><text:span text:style-name="T2">Grades do not include readiness assessment credit and class participation points</text:span></text:p>
              </text:list-item>
            </text:list>
          </draw:text-box>
        </draw:frame>
        <draw:frame draw:style-name="gr2" draw:layer="layout" svg:width="12.957cm" svg:height="10.922cm" svg:x="2.54cm" svg:y="5.58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Palmeri</meta:initial-creator>
    <meta:creation-date>2013-02-08T00:09:40</meta:creation-date>
    <meta:editing-duration>P0D</meta:editing-duration>
    <meta:editing-cycles>5</meta:editing-cycles>
    <dc:date>2013-02-11T13:03:30</dc:date>
    <dc:creator>Mark Palmeri</dc:creator>
    <meta:generator>LibreOffice/3.5$Linux_X86_64 LibreOffice_project/350m1$Build-2</meta:generator>
    <meta:document-statistic meta:object-count="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58cm" svg:height="10.923cm" xlink:href="." xlink:type="simple" chart:class="chart:bar" chart:style-name="ch1">
        <chart:title svg:x="3.869cm" svg:y="0.354cm" chart:style-name="ch2">
          <text:p>Exam 1 Grade Distribution</text:p>
        </chart:title>
        <chart:subtitle svg:x="4.808cm" svg:y="1.351cm" chart:style-name="ch3">
          <text:p>BME354L.002.S13</text:p>
        </chart:subtitle>
        <chart:plot-area chart:style-name="ch4" chart:data-source-has-labels="both" svg:x="1.27cm" svg:y="2.47cm" svg:width="11.17cm" svg:height="7.254cm">
          <chartooo:coordinate-region svg:x="1.891cm" svg:y="2.669cm" svg:width="10.549cm" svg:height="6.408cm"/>
          <chart:axis chart:dimension="x" chart:name="primary-x" chart:style-name="ch5" chartooo:axis-type="auto">
            <chartooo:date-scale/>
            <chart:title svg:x="4.615cm" svg:y="9.942cm" chart:style-name="ch6">
              <text:p>Upper Bound of Grade Interval</text:p>
            </chart:title>
            <chart:categories table:cell-range-address="local-table.$A$2:.$A$12"/>
          </chart:axis>
          <chart:axis chart:dimension="y" chart:name="primary-y" chart:style-name="ch7">
            <chart:title svg:x="0.451cm" svg:y="7.609cm" chart:style-name="ch8">
              <text:p>Number of Students</text:p>
            </chart:title>
            <chart:grid chart:style-name="ch9" chart:class="major"/>
          </chart:axis>
          <chart:series chart:style-name="ch10" chart:values-cell-range-address="local-table.$B$2:.$B$12" chart:label-cell-address="local-table.$B$1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float" office:value="49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